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12cm" fo:min-width="10.166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12cm" fo:min-width="10.301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412cm" fo:min-width="10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2cm"/>
    </style:style>
    <style:style style:name="gr13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2" draw:layer="layout" svg:width="17.5cm" svg:height="24.8cm" svg:x="2.5cm" svg:y="1cm">
          <text:p/>
        </draw:rect>
        <draw:line draw:style-name="gr4" draw:text-style-name="P2" draw:layer="layout" svg:x1="14.596cm" svg:y1="26.3cm" svg:x2="14.606cm" svg:y2="29.2cm">
          <text:p/>
        </draw:line>
        <draw:line draw:style-name="gr4" draw:text-style-name="P2" draw:layer="layout" svg:x1="20.496cm" svg:y1="27.3cm" svg:x2="14.596cm" svg:y2="27.31cm">
          <text:p/>
        </draw:line>
        <draw:line draw:style-name="gr4" draw:text-style-name="P2" draw:layer="layout" svg:x1="3.806cm" svg:y1="26.3cm" svg:x2="3.796cm" svg:y2="28cm">
          <text:p/>
        </draw:line>
        <draw:rect draw:style-name="gr5" draw:text-style-name="P2" draw:layer="layout" svg:width="12.6cm" svg:height="1.2cm" svg:x="1.996cm" svg:y="28cm">
          <text:p/>
        </draw:rect>
        <draw:line draw:style-name="gr4" draw:text-style-name="P2" draw:layer="layout" svg:x1="17.606cm" svg:y1="26.3cm" svg:x2="17.596cm" svg:y2="27.3cm">
          <text:p/>
        </draw:line>
        <draw:frame draw:style-name="gr6" draw:text-style-name="P3" draw:layer="layout" svg:width="1.184cm" svg:height="0.53cm" svg:x="14.763cm" svg:y="26.3cm">
          <draw:text-box>
            <text:p><text:span text:style-name="T1">Scale:</text:span></text:p>
          </draw:text-box>
        </draw:frame>
        <draw:frame draw:style-name="gr7" draw:text-style-name="P3" draw:layer="layout" svg:width="1.086cm" svg:height="0.53cm" svg:x="17.701cm" svg:y="26.3cm">
          <draw:text-box>
            <text:p><text:span text:style-name="T1">Date:</text:span></text:p>
          </draw:text-box>
        </draw:frame>
        <draw:custom-shape draw:name="northarrow" draw:style-name="gr8" draw:text-style-name="P2" draw:layer="printed_elements" svg:width="1.4cm" svg:height="1.4cm" svg:x="2.2cm" svg:y="26.5cm">
          <text:p/>
          <draw:enhanced-geometry svg:viewBox="0 0 21600 21600" draw:type="rectangle" draw:enhanced-path="M 0 0 L 21600 0 21600 21600 0 21600 0 0 Z N"/>
        </draw:custom-shape>
        <draw:frame draw:name="comment1" draw:style-name="gr9" draw:text-style-name="P4" draw:layer="printed_elements" svg:width="10.666cm" svg:height="0.662cm" svg:x="3.896cm" svg:y="26.9cm">
          <draw:text-box>
            <text:p><text:span text:style-name="T2">comment1</text:span></text:p>
          </draw:text-box>
        </draw:frame>
        <draw:frame draw:name="title" draw:style-name="gr10" draw:text-style-name="P5" draw:layer="printed_elements" svg:width="10.801cm" svg:height="0.729cm" svg:x="3.814cm" svg:y="26.348cm">
          <draw:text-box>
            <text:p><text:span text:style-name="T3">title</text:span></text:p>
          </draw:text-box>
        </draw:frame>
        <draw:frame draw:name="comment2" draw:style-name="gr11" draw:text-style-name="P4" draw:layer="printed_elements" svg:width="10.684cm" svg:height="0.662cm" svg:x="3.896cm" svg:y="27.4cm">
          <draw:text-box>
            <text:p><text:span text:style-name="T2">comment2</text:span></text:p>
          </draw:text-box>
        </draw:frame>
        <draw:frame draw:name="scale" draw:style-name="gr12" draw:text-style-name="P6" draw:layer="printed_elements" svg:width="3.002cm" svg:height="0.729cm" svg:x="14.59cm" svg:y="26.57cm">
          <draw:text-box>
            <text:p><text:span text:style-name="T4">scale</text:span></text:p>
          </draw:text-box>
        </draw:frame>
        <draw:frame draw:name="date" draw:style-name="gr12" draw:text-style-name="P6" draw:layer="printed_elements" svg:width="3.002cm" svg:height="0.729cm" svg:x="17.6cm" svg:y="26.57cm">
          <draw:text-box>
            <text:p><text:span text:style-name="T4">date</text:span></text:p>
          </draw:text-box>
        </draw:frame>
        <draw:custom-shape draw:name="map" draw:style-name="gr13" draw:text-style-name="P2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8" draw:text-style-name="P2" draw:layer="printed_elements" svg:width="6cm" svg:height="0.5cm" svg:x="13.5cm" svg:y="2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23T13:35:32.352182842</dc:date>
    <meta:editing-duration>PT13H19M42S</meta:editing-duration>
    <meta:editing-cycles>80</meta:editing-cycles>
    <meta:generator>LibreOffice/4.2.6.3$Linux_X86_64 LibreOffice_project/420m0$Build-3</meta:generator>
    <meta:print-date>2011-02-11T16:52:01.29</meta:print-date>
    <meta:printed-by>Gregor Bergrath</meta:printed-by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